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/V</text:p>
          </table:table-cell>
          <table:table-cell office:value-type="string" calcext:value-type="string">
            <text:p>I/mA</text:p>
          </table:table-cell>
          <table:table-cell table:number-columns-repeated="1022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office:value-type="float" office:value="10.06" calcext:value-type="float">
            <text:p>10.06</text:p>
          </table:table-cell>
          <table:table-cell table:style-name="ce3" office:value-type="float" office:value="3" calcext:value-type="float">
            <text:p>3.0</text:p>
          </table:table-cell>
          <table:table-cell table:number-columns-repeated="1022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office:value-type="float" office:value="19.99" calcext:value-type="float">
            <text:p>19.99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00-00-00</text:date>, <text:time style:data-style-name="N2" text:time-value="03:39:39.508335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03:39:40.368387052</meta:creation-date>
    <dc:title>Noto Sans</dc:title>
    <meta:editing-duration>PT40M42S</meta:editing-duration>
    <meta:editing-cycles>2</meta:editing-cycles>
    <meta:generator>LibreOffice/6.4.5.2$Linux_X86_64 LibreOffice_project/40$Build-2</meta:generator>
    <meta:initial-creator>Yudong Sun</meta:initial-creator>
    <dc:date>2020-08-15T04:56:01.108469646</dc:date>
    <dc:creator>Yudong Sun</dc:creator>
    <meta:document-statistic meta:table-count="2" meta:cell-count="22" meta:object-count="0"/>
    <meta:template xlink:type="simple" xlink:actuate="onRequest" xlink:title="Noto Sans" xlink:href="../../../../../../../../../home/sunyudong/Templates/Noto%20Sans1.ots" meta:date="2020-08-15T03:39:39.577428469"/>
  </office:meta>
</office:document-meta>
</file>